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99" draw:textarea-horizontal-align="justify" draw:textarea-vertical-align="middle" draw:auto-grow-height="false" fo:min-height="0.828cm" fo:min-width="1.863cm"/>
    </style:style>
    <style:style style:name="gr2" style:family="graphic" style:parent-style-name="standard">
      <style:graphic-properties draw:fill-color="#99ff99" draw:textarea-horizontal-align="justify" draw:textarea-vertical-align="middle" draw:auto-grow-height="false" fo:min-height="0.828cm" fo:min-width="1.86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ff99"/>
      <style:paragraph-properties fo:text-align="center"/>
    </style:style>
    <style:style style:name="P3" style:family="paragraph">
      <loext:graphic-properties draw:fill="none"/>
      <style:paragraph-properties fo:margin-left="0cm" fo:margin-right="1cm" fo:margin-top="1cm" fo:margin-bottom="1cm" fo:text-align="center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41cm" svg:height="1.524cm" svg:x="14.197cm" svg:y="1.124cm">
          <text:p text:style-name="P1">Fetch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341cm" svg:height="1.524cm" svg:x="14.197cm" svg:y="3.125cm">
          <text:p text:style-name="P1">Fetch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3.341cm" svg:height="1.524cm" svg:x="14.197cm" svg:y="5.226cm">
          <text:p text:style-name="P1">Fetch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3.341cm" svg:height="1.524cm" svg:x="10.495cm" svg:y="7.927cm">
          <text:p text:style-name="P1">AD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3.34cm" svg:height="1.524cm" svg:x="6.891cm" svg:y="7.928cm">
          <text:p text:style-name="P1">CL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3.341cm" svg:height="1.524cm" svg:x="3.286cm" svg:y="7.929cm">
          <text:p text:style-name="P1">Mem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3.341cm" svg:height="1.524cm" svg:x="14.197cm" svg:y="7.93cm">
          <text:p text:style-name="P1">S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3.34cm" svg:height="1.524cm" svg:x="17.705cm" svg:y="7.931cm">
          <text:p text:style-name="P1">SHI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3.341cm" svg:height="1.524cm" svg:x="3.286cm" svg:y="10.13cm">
          <text:p text:style-name="P1">Mem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41cm" svg:height="1.524cm" svg:x="3.286cm" svg:y="12.131cm">
          <text:p text:style-name="P1">Mem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3.341cm" svg:height="1.524cm" svg:x="3.286cm" svg:y="12.132cm">
          <text:p text:style-name="P1">Mem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3.341cm" svg:height="1.524cm" svg:x="5.234cm" svg:y="14.832cm">
          <text:p text:style-name="P1">Mem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3.341cm" svg:height="1.524cm" svg:x="1.435cm" svg:y="14.833cm">
          <text:p text:style-name="P1">JPNZ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3.341cm" svg:height="1.524cm" svg:x="3.091cm" svg:y="17.633cm">
          <text:p text:style-name="P1">R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3.341cm" svg:height="1.524cm" svg:x="6.988cm" svg:y="17.634cm">
          <text:p text:style-name="P1">WRI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3.341cm" svg:height="1.524cm" svg:x="21.309cm" svg:y="7.932cm">
          <text:p text:style-name="P1">I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3.341cm" svg:height="1.524cm" svg:x="25.011cm" svg:y="7.933cm">
          <text:p text:style-name="P1">JPNZ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3.341cm" svg:height="1.524cm" svg:x="25.011cm" svg:y="9.934cm">
          <text:p text:style-name="P1">JPNZ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5.868cm" svg:y1="2.648cm" svg:x2="15.868cm" svg:y2="3.125cm" draw:start-shape="id1" draw:start-glue-point="8" draw:end-shape="id2" draw:end-glue-point="4" svg:d="M15868 2648v477" svg:viewBox="0 0 1 478">
          <text:p/>
        </draw:connector>
        <draw:connector draw:style-name="gr3" draw:text-style-name="P3" draw:layer="layout" svg:x1="15.868cm" svg:y1="4.649cm" svg:x2="15.868cm" svg:y2="5.226cm" draw:start-shape="id2" draw:start-glue-point="8" draw:end-shape="id3" draw:end-glue-point="4" svg:d="M15868 4649v577" svg:viewBox="0 0 1 578">
          <text:p/>
        </draw:connector>
        <draw:connector draw:style-name="gr3" draw:text-style-name="P3" draw:layer="layout" svg:x1="15.868cm" svg:y1="6.75cm" svg:x2="15.868cm" svg:y2="7.93cm" draw:start-shape="id3" draw:start-glue-point="8" draw:end-shape="id4" draw:end-glue-point="4" svg:d="M15868 6750v1180" svg:viewBox="0 0 1 1181">
          <text:p/>
        </draw:connector>
        <draw:connector draw:style-name="gr3" draw:text-style-name="P3" draw:layer="layout" svg:x1="15.867cm" svg:y1="6.75cm" svg:x2="4.957cm" svg:y2="7.929cm" draw:start-shape="id3" draw:end-shape="id5" draw:end-glue-point="4" svg:d="M15867 6750v590h-10910v589" svg:viewBox="0 0 10911 1180">
          <text:p/>
        </draw:connector>
        <draw:connector draw:style-name="gr3" draw:text-style-name="P3" draw:layer="layout" svg:x1="15.868cm" svg:y1="6.75cm" svg:x2="8.561cm" svg:y2="7.928cm" draw:start-shape="id3" draw:start-glue-point="8" draw:end-shape="id6" draw:end-glue-point="4" svg:d="M15868 6750v590h-7307v588" svg:viewBox="0 0 7308 1179">
          <text:p/>
        </draw:connector>
        <draw:connector draw:style-name="gr3" draw:text-style-name="P3" draw:layer="layout" svg:x1="15.868cm" svg:y1="6.75cm" svg:x2="12.165cm" svg:y2="7.927cm" draw:start-shape="id3" draw:start-glue-point="8" draw:end-shape="id7" draw:end-glue-point="0" svg:d="M15868 6750v589h-3703v588" svg:viewBox="0 0 3704 1178">
          <text:p/>
        </draw:connector>
        <draw:connector draw:style-name="gr3" draw:text-style-name="P3" draw:layer="layout" svg:x1="15.867cm" svg:y1="6.75cm" svg:x2="19.375cm" svg:y2="7.931cm" draw:start-shape="id3" draw:end-shape="id8" svg:d="M15867 6750v591h3508v590" svg:viewBox="0 0 3509 1182">
          <text:p/>
        </draw:connector>
        <draw:connector draw:style-name="gr3" draw:text-style-name="P3" draw:layer="layout" svg:x1="15.867cm" svg:y1="6.75cm" svg:x2="22.98cm" svg:y2="7.932cm" draw:start-shape="id3" draw:end-shape="id9" draw:end-glue-point="4" svg:d="M15867 6750v592h7113v590" svg:viewBox="0 0 7114 1183">
          <text:p/>
        </draw:connector>
        <draw:connector draw:style-name="gr3" draw:text-style-name="P3" draw:layer="layout" svg:x1="15.868cm" svg:y1="6.75cm" svg:x2="26.681cm" svg:y2="7.933cm" draw:start-shape="id3" draw:start-glue-point="8" draw:end-shape="id10" svg:d="M15868 6750v592h10813v591" svg:viewBox="0 0 10814 1184">
          <text:p/>
        </draw:connector>
        <draw:connector draw:style-name="gr3" draw:text-style-name="P3" draw:layer="layout" svg:x1="4.957cm" svg:y1="9.453cm" svg:x2="4.957cm" svg:y2="10.13cm" draw:start-shape="id5" draw:start-glue-point="8" draw:end-shape="id11" draw:end-glue-point="4" svg:d="M4957 9453v677" svg:viewBox="0 0 1 678">
          <text:p/>
        </draw:connector>
        <draw:connector draw:style-name="gr3" draw:text-style-name="P3" draw:layer="layout" svg:x1="4.957cm" svg:y1="11.654cm" svg:x2="4.957cm" svg:y2="12.132cm" draw:start-shape="id11" draw:start-glue-point="8" draw:end-shape="id12" draw:end-glue-point="4" svg:d="M4957 11654v478" svg:viewBox="0 0 1 479">
          <text:p/>
        </draw:connector>
        <draw:connector draw:style-name="gr3" draw:text-style-name="P3" draw:layer="layout" svg:x1="26.682cm" svg:y1="9.457cm" svg:x2="26.682cm" svg:y2="9.934cm" draw:start-shape="id10" draw:start-glue-point="8" draw:end-shape="id13" draw:end-glue-point="4" svg:d="M26682 9457v477" svg:viewBox="0 0 1 478">
          <text:p/>
        </draw:connector>
        <draw:connector draw:style-name="gr3" draw:text-style-name="P3" draw:layer="layout" svg:x1="4.957cm" svg:y1="13.656cm" svg:x2="3.106cm" svg:y2="14.833cm" draw:start-shape="id12" draw:start-glue-point="8" draw:end-shape="id14" draw:end-glue-point="4" svg:d="M4957 13656v589h-1851v588" svg:viewBox="0 0 1852 1178">
          <text:p/>
        </draw:connector>
        <draw:connector draw:style-name="gr3" draw:text-style-name="P3" draw:layer="layout" svg:x1="4.957cm" svg:y1="13.656cm" svg:x2="6.904cm" svg:y2="14.832cm" draw:start-shape="id12" draw:start-glue-point="8" draw:end-shape="id15" svg:d="M4957 13656v589h1947v587" svg:viewBox="0 0 1948 1177">
          <text:p/>
        </draw:connector>
        <draw:connector draw:style-name="gr3" draw:text-style-name="P3" draw:layer="layout" svg:x1="6.905cm" svg:y1="16.356cm" svg:x2="8.659cm" svg:y2="17.634cm" draw:start-shape="id15" draw:start-glue-point="8" draw:end-shape="id16" draw:end-glue-point="4" svg:d="M6905 16356v640h1754v638" svg:viewBox="0 0 1755 1279">
          <text:p/>
        </draw:connector>
        <draw:connector draw:style-name="gr3" draw:text-style-name="P3" draw:layer="layout" svg:x1="6.905cm" svg:y1="16.356cm" svg:x2="4.762cm" svg:y2="17.633cm" draw:start-shape="id15" draw:start-glue-point="8" draw:end-shape="id17" draw:end-glue-point="4" svg:d="M6905 16356v639h-2143v638" svg:viewBox="0 0 2144 12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0T14:28:13.906000000</meta:creation-date>
    <dc:date>2016-08-10T16:41:05.565000000</dc:date>
    <meta:editing-duration>PT1H3M2S</meta:editing-duration>
    <meta:editing-cycles>11</meta:editing-cycles>
    <meta:generator>LibreOffice/5.2.0.4$Windows_x86 LibreOffice_project/066b007f5ebcc236395c7d282ba488bca6720265</meta:generator>
    <meta:document-statistic meta:object-count="34"/>
  </office:meta>
</office:document-meta>
</file>